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3" table:number-rows-repeated="12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31">00/00/0000</text:date>, <text:time style:data-style-name="N2" text:time-value="11:27:23.8052393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31T11:28:09.937665908</dc:date>
    <meta:editing-duration>P1DT6H12M18S</meta:editing-duration>
    <meta:editing-cycles>1116</meta:editing-cycles>
    <meta:document-statistic meta:table-count="1" meta:cell-count="6718" meta:object-count="0"/>
  </office:meta>
</office:document-meta>
</file>